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FilenameFilter.Perl5FilenameFilter( String regex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FilenameFilter.Perl5File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FilenameFilter.Perl5FilenameFilter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